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5753530669313415931"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1021241745623007568"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7807050602194903491"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5723039540936781904"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014690817001393933"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840110723506361883" text:style-name="L6">
        <text:list-item>
          <text:list>
            <text:list-header>
              <text:p text:style-name="P190"><text:span text:style-name="T1">warm up:</text:span> 0.2 mile jog and rest 2 minutes</text:p>
              <text:p text:style-name="P190"><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8938947874721510295"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4753111452101436636"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40713617" text:continue-list="list8938947874721510295"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597206382618363495"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685848"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685903"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40713927" text:continue-numbering="true" text:style-name="L9">
        <text:list-item>
          <text:list>
            <text:list-header>
              <text:p text:style-name="P191">Warm down: <text:span text:style-name="T2">0.25 mile jog home</text:span></text:p>
              <text:p text:style-name="P192"/>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40702335" text:continue-numbering="true" text:style-name="L9">
        <text:list-item>
          <text:list>
            <text:list-header>
              <text:p text:style-name="P192">Time for 4.8 miles: 56: 32, Ave Pace: 11:51/mile, Ave HR:118,-&gt;1399 heartbeats/Mile</text:p>
              <text:p text:style-name="P19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687527" text:continue-numbering="true" text:style-name="L9">
        <text:list-item>
          <text:list>
            <text:list-header>
              <text:p text:style-name="P192">Today Oct 13:</text:p>
              <text:p text:style-name="P192">Time for 4.8 miles: 59: 34, Ave Pace: 12:24.5/mile, Ave HR:108.5,-&gt;1345 heartbeats/Mile</text:p>
              <text:p text:style-name="P192">On Thur <text:s/>Oct 8, 2020: </text:p>
              <text:p text:style-name="P192">Time for 4.8 miles: 59: 55, Ave Pace: 12:29/mile, Ave HR:112,-&gt;1398 heartbeats/Mile</text:p>
              <text:p text:style-name="P193">On Oct 8 when going up hill, I ran until my HR was up to 120 bpm and then walked until my HR was 110 bpm and then repeated.</text:p>
              <text:p text:style-name="P193">On Oct 13 when going up hill, I ran until my HR was up to 115 bpm and then walked until my HR was 105 bpm and then repeated.</text:p>
              <text:p text:style-name="P194">On Oct 13 my average rate was faster and heartbeats/mile was lower. Therefore this scheme is better. I should repeat these two workouts and also try the following:</text:p>
              <text:p text:style-name="P193">When going up hill, run until my HR is up to 110 bpm and then walk until my HR is 100 bpm and repeat.</text:p>
              <text:p text:style-name="P19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2139802532121338042"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9015525379016001942"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679060510267634138"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688497" text:continue-numbering="true" text:style-name="L12">
        <text:list-item>
          <text:list>
            <text:list-header>
              <text:p text:style-name="P196">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864803315872469199"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747477135359737930"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930256083681909673" text:style-name="L15">
        <text:list-item>
          <text:list>
            <text:list-header>
              <text:p text:style-name="P171">1.5 miles averaging about 9:40/mile and rest 1 min</text:p>
            </text:list-header>
          </text:list>
        </text:list-item>
      </text:list>
      <text:p text:style-name="P23">1 mile in 8:26 and rest 2 min</text:p>
      <text:list xml:id="list8059530683703663188"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115492119523488055"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688653"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8210299720643074124"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549511829561408949"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602325603545653381"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40685913" text:continue-list="list2549511829561408949" text:style-name="L19">
        <text:list-item>
          <text:list>
            <text:list-header>
              <text:p text:style-name="P175">(Pace*HR)=1240</text:p>
            </text:list-header>
          </text:list>
        </text:list-item>
      </text:list>
      <text:list xml:id="list40698714" text:continue-list="list8210299720643074124" text:style-name="L18">
        <text:list-item>
          <text:list>
            <text:list-header>
              <text:p text:style-name="P174">2 miles at 10:46/mile Ave HR= 121 bpm and rest a few minutes</text:p>
            </text:list-header>
          </text:list>
        </text:list-item>
      </text:list>
      <text:list xml:id="list40702869" text:continue-list="list40685913"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40705118"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535294854823747297"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009772326556416730"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83012050236733935"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4945962833133243998" text:style-name="L24">
        <text:list-item>
          <text:p text:style-name="P195">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20528712219188892"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283666186490970305"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40702244"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702902"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817861815942948544"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723719889191112481"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035638187939017484"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3087114088761120875"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23"><text:soft-page-break/>Fri April 21, 2023 <text:span text:style-name="T1">2 miles</text:span> around the Allegheny College all-weather football field</text:p>
      <text:p text:style-name="P10">Run: <text:span text:style-name="T2">12 laps with just socks on my feet around the field. A foot 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text:soft-page-break/>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029277927422077633"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24T20:44:51.82</dc:date>
    <dc:creator>James Lombardi</dc:creator>
    <meta:editing-duration>P20DT13H44M59S</meta:editing-duration>
    <meta:editing-cycles>1616</meta:editing-cycles>
    <meta:generator>OpenOffice/4.1.2$Win32 OpenOffice.org_project/412m3$Build-9782</meta:generator>
    <meta:document-statistic meta:table-count="0" meta:image-count="9" meta:object-count="0" meta:page-count="166" meta:paragraph-count="4754" meta:word-count="51890" meta:character-count="266148"/>
  </office:meta>
</office:document-meta>
</file>